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1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oseph Welch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19, 1892</text:p>
      <text:p text:style-name="P6">Month<text:tab/><text:tab/><text:tab/><text:tab/><text:tab/><text:tab/>September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REV. JOSEPH WELCH,/</text:p>
      <text:p text:style-name="P3">MORAL INSTRUCTOR,/</text:p>
      <text:p text:style-name="P2">EASTERN/</text:p>
      <text:p text:style-name="P2">STATE PENITENTIARY./</text:p>
      <text:p text:style-name="P4">Philadelphia, Sept 19.[/ inserted by author]92/</text:p>
      <text:p text:style-name="P3">Rev. S. Morais/</text:p>
      <text:p text:style-name="P3"><text:tab/>My Dear Sir./</text:p>
      <text:p text:style-name="P3"><text:tab/><text:tab/>Would it be deemed/ proper for you to meet our Hebrew/ prisoners in their cells, at any/ time for prayer, on the coming/ Day of Atonement? <text:s/>I should be/ pleased to be of service to you/ and to them in any way./ <text:s/>respectfully/ Jos. Welch/ Moral Instructo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20:13.71</meta:creation-date>
    <dc:date>2011-12-06T14:23:06.71</dc:date>
    <dc:creator>Penn Libraries</dc:creator>
    <meta:editing-duration>PT00H02M5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31" meta:character-count="1669"/>
  </office:meta>
</office:document-meta>
</file>